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3F7000002198EFCFD5A.png" manifest:media-type="image/png"/>
  <manifest:file-entry manifest:full-path="Pictures/10000201000002690000027DFA406AB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426cm" svg:height="14.8cm" svg:x="1.674cm" svg:y="1.4cm">
          <draw:image xlink:href="Pictures/10000201000002690000027DFA406AB1.png" xlink:type="simple" xlink:show="embed" xlink:actuate="onLoad">
            <text:p/>
          </draw:image>
        </draw:frame>
        <draw:frame draw:style-name="gr1" draw:text-style-name="P1" draw:layer="layout" svg:width="12.3cm" svg:height="7.9cm" svg:x="16cm" svg:y="2.9cm">
          <draw:image xlink:href="Pictures/10000201000003F7000002198EFCFD5A.png" xlink:type="simple" xlink:show="embed" xlink:actuate="onLoad">
            <text:p/>
          </draw:image>
        </draw:frame>
        <draw:frame draw:style-name="gr2" draw:layer="layout" svg:width="10.4cm" svg:height="3.095cm" svg:x="16.3cm" svg:y="13.1cm">
          <draw:text-box>
            <text:p>Selecting the customer Milly Milk and pressing select has passed the details of the booking to the manage order box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2-27T23:06:48.920000000</dc:date>
    <meta:editing-duration>PT35M28S</meta:editing-duration>
    <meta:editing-cycles>9</meta:editing-cycles>
    <meta:generator>LibreOffice/4.3.2.2$Windows_x86 LibreOffice_project/edfb5295ba211bd31ad47d0bad0118690f76407d</meta:generator>
    <meta:document-statistic meta:object-count="3"/>
  </office:meta>
</office:document-meta>
</file>